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24-09-12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24-04-11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23-11-15 1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23-04-10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22-11-14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22-04-25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21-10-19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21-05-03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20-11-03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9-10-29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9-04-25 1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8-10-10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8-04-10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7-10-17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7-04-03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6-10-26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6-05-18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5-10-27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5-04-30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4-10-21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4-04-23 1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3-11-19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3-04-17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2-10-16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2-04-0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1-12-06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1-10-05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1-04-20 1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0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0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0-10-28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0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0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0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0-04-15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0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0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10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9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9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9-10-22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9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9-09-29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9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9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9-04-15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9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8-10-24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8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8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8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8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8-04-18 1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8-04-16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8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8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8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7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7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7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7-10-02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7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7-09-26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7-09-24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7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7-08-14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7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7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7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7-04-25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7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7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7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6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6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6-10-18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6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6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6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6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6-05-18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6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6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6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5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5-10-13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5-09-09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5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5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5-07-15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5-07-06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5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5-02-28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5-01-31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4-10-1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4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3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3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2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2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2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2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1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1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1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1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0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200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1999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1999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1999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199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1998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1997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1996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199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45076025801</text:p>
          </table:table-cell>
          <table:table-cell office:value-type="string" calcext:value-type="string">
            <text:p>1986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76" meta:object-count="0"/>
    <meta:user-defined meta:name="AppVersion">3.0</meta:user-defined>
  </office:meta>
</office:document-meta>
</file>